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nks for Logos</text:p>
      <text:p text:style-name="Standard"/>
      <text:p text:style-name="Standard">Graphic Garden Clipart</text:p>
      <text:p text:style-name="Standard"><text:a xlink:type="simple" xlink:href="http://www.graphicgarden.com/" text:style-name="Internet_20_link" text:visited-style-name="Visited_20_Internet_20_Link">http://www.graphicgarden.com/</text:a></text:p>
      <text:p text:style-name="Standard"/>
      <text:p text:style-name="Standard">Lisa's Country Clipart</text:p>
      <text:p text:style-name="Standard"><text:a xlink:type="simple" xlink:href="http://www.countryclipart.com/" text:style-name="Internet_20_link" text:visited-style-name="Visited_20_Internet_20_Link">http://www.countryclipart.com/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3-12T10:06:54.17</meta:creation-date>
    <meta:document-statistic meta:table-count="0" meta:image-count="0" meta:object-count="0" meta:page-count="1" meta:paragraph-count="5" meta:word-count="11" meta:character-count="118"/>
    <dc:date>2017-03-12T10:09:09.04</dc:date>
    <dc:creator>Crystal Miller</dc:creator>
    <meta:editing-duration>PT2M15S</meta:editing-duration>
    <meta:editing-cycles>1</meta:editing-cycles>
    <meta:generator>OpenOffice/4.1.1$Win32 OpenOffice.org_project/411m6$Build-9775</meta:generator>
  </office:meta>
</office:document-meta>
</file>